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3.339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0.399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2.979cm"/>
    </style:style>
    <style:style style:name="ro1" style:family="table-row">
      <style:table-row-properties style:row-height="1.485cm" fo:break-before="auto" style:use-optimal-row-height="false"/>
    </style:style>
    <style:style style:name="ro2" style:family="table-row">
      <style:table-row-properties style:row-height="1.083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1.115cm" fo:break-before="auto" style:use-optimal-row-height="false"/>
    </style:style>
    <style:style style:name="ro5" style:family="table-row">
      <style:table-row-properties style:row-height="1.649cm" fo:break-before="auto" style:use-optimal-row-height="false"/>
    </style:style>
    <style:style style:name="ro6" style:family="table-row">
      <style:table-row-properties style:row-height="0.702cm" fo:break-before="auto" style:use-optimal-row-height="false"/>
    </style:style>
    <style:style style:name="ro7" style:family="table-row">
      <style:table-row-properties style:row-height="0.596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6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1.5pt solid #000000" style:vertical-align="middle"/>
      <style:paragraph-properties fo:text-align="center"/>
      <style:text-properties fo:font-size="24pt" fo:font-weight="bold"/>
    </style:style>
    <style:style style:name="ce2" style:family="table-cell" style:parent-style-name="Default">
      <style:text-properties fo:font-size="30pt" fo:font-weight="bold" style:font-size-asian="30pt" style:font-weight-asian="bold" style:font-size-complex="30pt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<text:s text:c="2"/>$month_year$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" office:value-type="string" calcext:value-type="string">
            <text:p>ПН</text:p>
          </table:table-cell>
          <table:table-cell table:style-name="ce1" office:value-type="string" calcext:value-type="string">
            <text:p>ВТ</text:p>
          </table:table-cell>
          <table:table-cell table:style-name="ce1" office:value-type="string" calcext:value-type="string">
            <text:p>СР</text:p>
          </table:table-cell>
          <table:table-cell table:style-name="ce1" office:value-type="string" calcext:value-type="string">
            <text:p>ЧТ</text:p>
          </table:table-cell>
          <table:table-cell table:style-name="ce1" office:value-type="string" calcext:value-type="string">
            <text:p>ПТ</text:p>
          </table:table-cell>
          <table:table-cell table:style-name="ce1" office:value-type="string" calcext:value-type="string">
            <text:p>СБ</text:p>
          </table:table-cell>
          <table:table-cell table:style-name="ce1" office:value-type="string" calcext:value-type="string">
            <text:p>ВС</text:p>
          </table:table-cell>
          <table:table-cell table:number-columns-repeated="1016"/>
        </table:table-row>
        <table:table-row table:style-name="ro5">
          <table:table-cell/>
          <table:table-cell table:style-name="дни" office:value-type="string" calcext:value-type="string">
            <text:p>$g11$</text:p>
          </table:table-cell>
          <table:table-cell table:style-name="дни" office:value-type="string" calcext:value-type="string">
            <text:p>$g12$</text:p>
          </table:table-cell>
          <table:table-cell table:style-name="дни" office:value-type="string" calcext:value-type="string">
            <text:p>$g13$</text:p>
          </table:table-cell>
          <table:table-cell table:style-name="дни" office:value-type="string" calcext:value-type="string">
            <text:p>$g14$</text:p>
          </table:table-cell>
          <table:table-cell table:style-name="дни" office:value-type="string" calcext:value-type="string">
            <text:p>$g15$</text:p>
          </table:table-cell>
          <table:table-cell table:style-name="выходные" office:value-type="string" calcext:value-type="string">
            <text:p>$g16$</text:p>
          </table:table-cell>
          <table:table-cell table:style-name="выходные" office:value-type="string" calcext:value-type="string">
            <text:p>$g17$</text:p>
          </table:table-cell>
          <table:table-cell table:number-columns-repeated="1016"/>
        </table:table-row>
        <table:table-row table:style-name="ro5">
          <table:table-cell/>
          <table:table-cell table:style-name="дни" office:value-type="string" calcext:value-type="string">
            <text:p>$g21$</text:p>
          </table:table-cell>
          <table:table-cell table:style-name="дни" office:value-type="string" calcext:value-type="string">
            <text:p>$g22$</text:p>
          </table:table-cell>
          <table:table-cell table:style-name="дни" office:value-type="string" calcext:value-type="string">
            <text:p>$g23$</text:p>
          </table:table-cell>
          <table:table-cell table:style-name="дни" office:value-type="string" calcext:value-type="string">
            <text:p>$g24$</text:p>
          </table:table-cell>
          <table:table-cell table:style-name="дни" office:value-type="string" calcext:value-type="string">
            <text:p>$g25$</text:p>
          </table:table-cell>
          <table:table-cell table:style-name="выходные" office:value-type="string" calcext:value-type="string">
            <text:p>$g26$</text:p>
          </table:table-cell>
          <table:table-cell table:style-name="выходные" office:value-type="string" calcext:value-type="string">
            <text:p>$g27$</text:p>
          </table:table-cell>
          <table:table-cell table:number-columns-repeated="1016"/>
        </table:table-row>
        <table:table-row table:style-name="ro5">
          <table:table-cell/>
          <table:table-cell table:style-name="дни" office:value-type="string" calcext:value-type="string">
            <text:p>$g31$</text:p>
          </table:table-cell>
          <table:table-cell table:style-name="дни" office:value-type="string" calcext:value-type="string">
            <text:p>$g32$</text:p>
          </table:table-cell>
          <table:table-cell table:style-name="дни" office:value-type="string" calcext:value-type="string">
            <text:p>$g33$</text:p>
          </table:table-cell>
          <table:table-cell table:style-name="дни" office:value-type="string" calcext:value-type="string">
            <text:p>$g34$</text:p>
          </table:table-cell>
          <table:table-cell table:style-name="дни" office:value-type="string" calcext:value-type="string">
            <text:p>$g35$</text:p>
          </table:table-cell>
          <table:table-cell table:style-name="выходные" office:value-type="string" calcext:value-type="string">
            <text:p>$g36$</text:p>
          </table:table-cell>
          <table:table-cell table:style-name="выходные" office:value-type="string" calcext:value-type="string">
            <text:p>$g37$</text:p>
          </table:table-cell>
          <table:table-cell table:number-columns-repeated="1016"/>
        </table:table-row>
        <table:table-row table:style-name="ro5">
          <table:table-cell/>
          <table:table-cell table:style-name="дни" office:value-type="string" calcext:value-type="string">
            <text:p>$g41$</text:p>
          </table:table-cell>
          <table:table-cell table:style-name="дни" office:value-type="string" calcext:value-type="string">
            <text:p>$g42$</text:p>
          </table:table-cell>
          <table:table-cell table:style-name="дни" office:value-type="string" calcext:value-type="string">
            <text:p>$g43$</text:p>
          </table:table-cell>
          <table:table-cell table:style-name="дни" office:value-type="string" calcext:value-type="string">
            <text:p>$g44$</text:p>
          </table:table-cell>
          <table:table-cell table:style-name="дни" office:value-type="string" calcext:value-type="string">
            <text:p>$g45$</text:p>
          </table:table-cell>
          <table:table-cell table:style-name="выходные" office:value-type="string" calcext:value-type="string">
            <text:p>$g46$</text:p>
          </table:table-cell>
          <table:table-cell table:style-name="выходные" office:value-type="string" calcext:value-type="string">
            <text:p>$g47$</text:p>
          </table:table-cell>
          <table:table-cell table:number-columns-repeated="1016"/>
        </table:table-row>
        <table:table-row table:style-name="ro5">
          <table:table-cell/>
          <table:table-cell table:style-name="дни" office:value-type="string" calcext:value-type="string">
            <text:p>$g51$</text:p>
          </table:table-cell>
          <table:table-cell table:style-name="дни" office:value-type="string" calcext:value-type="string">
            <text:p>$g52$</text:p>
          </table:table-cell>
          <table:table-cell table:style-name="дни" office:value-type="string" calcext:value-type="string">
            <text:p>$g53$</text:p>
          </table:table-cell>
          <table:table-cell table:style-name="дни" office:value-type="string" calcext:value-type="string">
            <text:p>$g54$</text:p>
          </table:table-cell>
          <table:table-cell table:style-name="дни" office:value-type="string" calcext:value-type="string">
            <text:p>$g55$</text:p>
          </table:table-cell>
          <table:table-cell table:style-name="выходные" office:value-type="string" calcext:value-type="string">
            <text:p>$g56$</text:p>
          </table:table-cell>
          <table:table-cell table:style-name="выходные" office:value-type="string" calcext:value-type="string">
            <text:p>$g57$</text:p>
          </table:table-cell>
          <table:table-cell table:number-columns-repeated="1016"/>
        </table:table-row>
        <table:table-row table:style-name="ro5">
          <table:table-cell/>
          <table:table-cell table:style-name="дни" office:value-type="string" calcext:value-type="string">
            <text:p>$g61$</text:p>
          </table:table-cell>
          <table:table-cell table:style-name="дни" office:value-type="string" calcext:value-type="string">
            <text:p>$g62$</text:p>
          </table:table-cell>
          <table:table-cell table:style-name="дни" office:value-type="string" calcext:value-type="string">
            <text:p>$g63$</text:p>
          </table:table-cell>
          <table:table-cell table:style-name="дни" office:value-type="string" calcext:value-type="string">
            <text:p>$g64$</text:p>
          </table:table-cell>
          <table:table-cell table:style-name="дни" office:value-type="string" calcext:value-type="string">
            <text:p>$g65$</text:p>
          </table:table-cell>
          <table:table-cell table:style-name="выходные" office:value-type="string" calcext:value-type="string">
            <text:p>$g66$</text:p>
          </table:table-cell>
          <table:table-cell table:style-name="выходные" office:value-type="string" calcext:value-type="string">
            <text:p>$g67$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0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дни" style:family="table-cell" style:parent-style-name="Default" style:data-style-name="N106">
      <style:table-cell-properties style:text-align-source="fix" style:repeat-content="false" fo:background-color="transparent" fo:border="0.74pt solid #000000" style:vertical-align="middle" loext:vertical-justify="auto"/>
      <style:paragraph-properties fo:text-align="center" css3t:text-justify="auto"/>
      <style:text-properties fo:font-size="36pt" fo:font-style="italic" fo:font-weight="normal"/>
    </style:style>
    <style:style style:name="выходные" style:family="table-cell" style:parent-style-name="дни">
      <style:table-cell-properties fo:background-color="transparent"/>
      <style:text-properties style:text-outline="true" fo:text-shadow="1pt 1pt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.00.0000</text:date>, <text:time style:data-style-name="N2" text:time-value="15:52:34.55245813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3:14:32.427896167</meta:creation-date>
    <dc:date>2016-02-19T15:53:02.136412973</dc:date>
    <meta:editing-duration>PT11M53S</meta:editing-duration>
    <meta:editing-cycles>5</meta:editing-cycles>
    <meta:generator>LibreOffice/4.3.3.2$Linux_X86_64 LibreOffice_project/430m0$Build-2</meta:generator>
    <meta:document-statistic meta:table-count="1" meta:cell-count="50" meta:object-count="0"/>
  </office:meta>
</office:document-meta>
</file>